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1" style:family="text">
      <style:text-properties fo:color="#333333" style:font-name="Consolas" fo:font-size="12pt" fo:font-weight="normal" fo:background-color="#eeeff0" loext:char-shading-value="0" loext:padding="0.0193in" loext:border="0.51pt solid #c5c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<text:span text:style-name="T1">conda install -c conda-forge dash</text:span>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8:31:02.492915736</meta:creation-date>
    <meta:generator>LibreOffice/6.0.7.3.0$Linux_X86_64 LibreOffice_project/00$Build-3</meta:generator>
    <dc:date>2020-03-21T18:31:20.107402038</dc:date>
    <meta:editing-duration>PT20S</meta:editing-duration>
    <meta:editing-cycles>1</meta:editing-cycles>
    <meta:document-statistic meta:table-count="0" meta:image-count="0" meta:object-count="0" meta:page-count="1" meta:paragraph-count="1" meta:word-count="5" meta:character-count="34" meta:non-whitespace-character-count="29"/>
  </office:meta>
</office:document-meta>
</file>